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Normal">Discursive Labs</text:p>
        <text:p text:style-name="Normal">11209 National Blvd #248</text:p>
        <text:p text:style-name="Normal">Los Angeles, CA, 90064</text:p>
        <text:p text:style-name="Normal"/>
        <text:p text:style-name="Normal"/>
        <text:p text:style-name="Normal">Daffy Duck</text:p>
        <text:p text:style-name="Normal">1322 Federal Ln</text:p>
        <text:p text:style-name="Normal">Bhirmingham, AL 75564</text:p>
        <text:p text:style-name="Normal"/>
        <text:p text:style-name="Normal"/>
        <text:p text:style-name="Normal">Mr Duck,</text:p>
        <text:p text:style-name="Normal"/>
        <text:p text:style-name="Normal">We are replying to your August 15th post on the Qualnet.do forums indicating that you have been having some issues programming a model for qualnet. As former top Qualnet engineers, we have experience fully implementing models and complex commercial and military interfaces. <text:s/>As our current customers will tell you, we are the utmost experts and are quite reasonable priced. <text:s/>I encourage you to visit our website at www.discursivelabs.com.</text:p>
        <text:p text:style-name="Normal"/>
        <text:p text:style-name="Normal">In your particular issue, we believe your model can be implemented in qualnet without purchasing any costly upgrade packages, using the existing wireless and interface libraries . <text:s/>We are happy to help you resolve this or other issues further, feel free to contact us.</text:p>
        <text:p text:style-name="Normal"/>
        <text:p text:style-name="Normal">Good luck, and we hope to hear from you soon,</text:p>
        <text:p text:style-name="Normal"/>
        <text:p text:style-name="Normal">Hunter Davis</text:p>
        <text:p text:style-name="Normal">CEO Discursive Labs, LLC</text:p>
        <text:p text:style-name="Normal">hunter@discursivelabs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